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99e2" officeooo:paragraph-rsid="000a99e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a99e2" officeooo:paragraph-rsid="000a99e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a99e2" officeooo:paragraph-rsid="000a99e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b9c60" officeooo:paragraph-rsid="000b9c60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d4455" officeooo:paragraph-rsid="000d4455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d4455" officeooo:paragraph-rsid="000fea36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efdae" officeooo:paragraph-rsid="000efdae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fea36" officeooo:paragraph-rsid="000fea36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db988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efdae" officeooo:paragraph-rsid="000efda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fea36" officeooo:paragraph-rsid="000fea3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efdae" officeooo:paragraph-rsid="000efda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fea36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normal" officeooo:rsid="000db988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font-weight="normal" officeooo:rsid="000db988" style:font-size-asian="12.25pt" style:font-weight-asian="normal" style:font-size-complex="14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db988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fo:font-size="12pt" style:text-underline-style="none" officeooo:rsid="000fea36" style:font-size-asian="12pt" style:font-size-complex="12pt"/>
    </style:style>
    <style:style style:name="T15" style:family="text">
      <style:text-properties fo:font-size="12pt" style:text-underline-style="none" style:font-size-asian="10.5pt" style:font-size-complex="12pt"/>
    </style:style>
    <style:style style:name="T16" style:family="text">
      <style:text-properties fo:font-size="12pt" style:text-underline-style="none" officeooo:rsid="000d4455" style:font-size-asian="10.5pt" style:font-size-complex="12pt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fo:font-weight="normal" officeooo:rsid="000db988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ire BDD</text:p>
      <text:p text:style-name="P1"/>
      <text:p text:style-name="P10"><text:span text:style-name="T10">BDD</text:span> :<text:span text:style-name="T11"> ensemble permettant de stocker les informations.</text:span></text:p>
      <text:p text:style-name="P2"><text:span text:style-name="T1"/></text:p>
      <text:p text:style-name="P9"><text:span text:style-name="T6">Tables</text:span><text:span text:style-name="T8"> : </text:span><text:span text:style-name="T18">ensembles de données organisées sous la forme d’un tableau </text:span><text:span text:style-name="T11">où les </text:span><text:span text:style-name="T12">colonnes </text:span><text:span text:style-name="T11">correspondent à des catégories d'information (une colonne peut stocker des numéros de téléphone, une autre des noms...) et les </text:span><text:a xlink:type="simple" xlink:href="https://fr.wikipedia.org/wiki/Ligne" text:style-name="Internet_20_link" text:visited-style-name="Visited_20_Internet_20_Link"><text:span text:style-name="T12">l</text:span></text:a><text:span text:style-name="T12">ignes</text:span><text:span text:style-name="T11"> à des </text:span><text:span text:style-name="T12">enregistrement</text:span><text:span text:style-name="T11">, également appelés entrées.</text:span></text:p>
      <text:p text:style-name="P9"><text:span text:style-name="T11"/></text:p>
      <text:p text:style-name="P12"><text:span text:style-name="T7">Colonne/Champs </text:span><text:span text:style-name="T11">: Stocker les attributs et leurs valeurs.</text:span></text:p>
      <text:p text:style-name="P9"><text:span text:style-name="T11"/></text:p>
      <text:p text:style-name="P12"><text:span text:style-name="T7">Lignes</text:span><text:span text:style-name="T11"> : entrées, enregistrement.</text:span></text:p>
      <text:p text:style-name="P2"><text:span text:style-name="T1"/></text:p>
      <text:p text:style-name="P3"><text:span text:style-name="T1">Entité</text:span><text:span text:style-name="T2"> : </text:span><text:span text:style-name="T13">ensemble d’objets similaires pouvant être regroupés.</text:span></text:p>
      <text:p text:style-name="P3"><text:span text:style-name="T2"/></text:p>
      <text:p text:style-name="P3"><text:span text:style-name="T1">Occurence d’entité </text:span><text:span text:style-name="T2">: </text:span><text:span text:style-name="T13">Objet discernable pami d’autres objets.</text:span></text:p>
      <text:p text:style-name="P3"><text:span text:style-name="T2"/></text:p>
      <text:p text:style-name="P3"><text:span text:style-name="T1">Attribut d’entité</text:span><text:span text:style-name="T2"> :</text:span><text:span text:style-name="T13"> caractéristiques de l’entité.</text:span></text:p>
      <text:p text:style-name="P3"><text:span text:style-name="T2"/></text:p>
      <text:p text:style-name="P3"><text:span text:style-name="T1">Identifiant/Clé </text:span><text:span text:style-name="T2">: </text:span><text:span text:style-name="T13">ensemble minimal d’attribut déterminant de manière unique une occurrence dans l’entité.</text:span></text:p>
      <text:p text:style-name="P3"><text:span text:style-name="T13"/></text:p>
      <text:p text:style-name="P7"><text:span text:style-name="T4">Clé primaire</text:span><text:span text:style-name="T3"> :</text:span><text:span text:style-name="T13"> identifiant d’une table composée d’un ou de plusieurs attributs. Garanti l’unicité de l’enregistrement.</text:span></text:p>
      <text:p text:style-name="P7"><text:span text:style-name="T13"/></text:p>
      <text:p text:style-name="P8"><text:span text:style-name="T4">Clé étrangère </text:span><text:span text:style-name="T13">: colonne ou groupe de colonnes représentant une clé d’une table, insérée dans une autre table afin d’assurer la relation entre les deux tables.</text:span></text:p>
      <text:p text:style-name="P7"><text:span text:style-name="T13"/></text:p>
      <text:p text:style-name="P7"><text:span text:style-name="T4">Index</text:span><text:span text:style-name="T13"> : on défini un index afin d’assurer un accès rapide aux données.</text:span></text:p>
      <text:p text:style-name="P7"><text:span text:style-name="T13"/></text:p>
      <text:p text:style-name="P7"><text:span text:style-name="T4">Requ</text:span><text:span text:style-name="T5">ê</text:span><text:span text:style-name="T4">te </text:span><text:span text:style-name="T13">: int</text:span><text:span text:style-name="T14">e</text:span><text:span text:style-name="T13">r</text:span><text:span text:style-name="T14">r</text:span><text:span text:style-name="T13">oger la base de donnée. Il existe 4 types de requ</text:span><text:span text:style-name="T14">êt</text:span><text:span text:style-name="T13">es, ajout, suppression, modification et </text:span></text:p>
      <text:p text:style-name="P7"><text:span text:style-name="T13"/></text:p>
      <text:p text:style-name="P7"><text:span text:style-name="T4">Clef étrangère</text:span><text:span text:style-name="T3"> </text:span><text:span text:style-name="T13">: assure la cohérence des données</text:span></text:p>
      <text:p text:style-name="P3"><text:span text:style-name="T2"/></text:p>
      <text:p text:style-name="P4"><text:span text:style-name="T1">Association</text:span><text:span text:style-name="T2"> :</text:span><text:span text:style-name="T15"> relie plusieurs entité. </text:span><text:span text:style-name="T16">On utilise un verbe pour signifier cette association.</text:span></text:p>
      <text:p text:style-name="P5"><text:span text:style-name="T15">On définit un min et un max pour les deux entité associées.</text:span></text:p>
      <text:p text:style-name="P5"><text:span text:style-name="T15"/></text:p>
      <text:p text:style-name="P6"><text:span text:style-name="T4">Dictionnaire des données</text:span><text:span text:style-name="T15"> : inventaire des données élémentaires à manipuler. Uniquement les attributs ne pouvant pas être obtenus par calcul.</text:span></text:p>
      <text:p text:style-name="P6"><text:span text:style-name="T15"/></text:p>
      <text:p text:style-name="P11">Cardinalité<text:span text:style-name="T9"> : </text:span><text:span text:style-name="T15">indique combien de fois une table peut en utiliser une autre.</text:span></text:p>
      <text:p text:style-name="P8"><text:span text:style-name="T15"/></text:p>
      <text:p text:style-name="P4"><text:span text:style-name="T16"/></text:p>
      <text:p text:style-name="P4"><text:span text:style-name="T16"/></text:p>
      <text:p text:style-name="P4"><text:span text:style-name="T15"/></text:p>
      <text:p text:style-name="P4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0:00:07.793000000</meta:creation-date>
    <meta:generator>LibreOffice/6.0.7.3$Windows_X86_64 LibreOffice_project/dc89aa7a9eabfd848af146d5086077aeed2ae4a5</meta:generator>
    <dc:date>2019-02-04T11:29:29.827000000</dc:date>
    <meta:editing-duration>PT6M15S</meta:editing-duration>
    <meta:editing-cycles>1</meta:editing-cycles>
    <meta:document-statistic meta:table-count="0" meta:image-count="0" meta:object-count="0" meta:page-count="1" meta:paragraph-count="19" meta:word-count="235" meta:character-count="1564" meta:non-whitespace-character-count="1345"/>
  </office:meta>
</office:document-meta>
</file>